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amples/sec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6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mples </text:p>
          </table:table-cell>
          <table:table-cell table:formula="of:=[.B1]*[.B2]" office:value-type="float" office:value="300000" calcext:value-type="float">
            <text:p>300000</text:p>
          </table:table-cell>
          <table:table-cell table:formula="of:=[.C1]*[.C2]" office:value-type="float" office:value="1500000" calcext:value-type="float">
            <text:p>1500000</text:p>
          </table:table-cell>
          <table:table-cell table:formula="of:=[.D1]*[.D2]" office:value-type="float" office:value="3000000" calcext:value-type="float">
            <text:p>3000000</text:p>
          </table:table-cell>
          <table:table-cell table:formula="of:=[.E1]*[.E2]" office:value-type="float" office:value="6000000" calcext:value-type="float">
            <text:p>6000000</text:p>
          </table:table-cell>
          <table:table-cell table:formula="of:=[.F1]*[.F2]" office:value-type="float" office:value="12000000" calcext:value-type="float">
            <text:p>12000000</text:p>
          </table:table-cell>
          <table:table-cell table:formula="of:=[.G1]*[.G2]" office:value-type="float" office:value="24000000" calcext:value-type="float">
            <text:p>24000000</text:p>
          </table:table-cell>
        </table:table-row>
        <table:table-row table:style-name="ro1">
          <table:table-cell office:value-type="string" calcext:value-type="string">
            <text:p>bytes/sample</text:p>
          </table:table-cell>
          <table:table-cell table:number-columns-repeated="6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3]*[.B4]/1024/1024" office:value-type="float" office:value="11.444091796875" calcext:value-type="float">
            <text:p>11.4440917969</text:p>
          </table:table-cell>
          <table:table-cell table:formula="of:=[.C3]*[.C4]/1024/1024" office:value-type="float" office:value="57.220458984375" calcext:value-type="float">
            <text:p>57.2204589844</text:p>
          </table:table-cell>
          <table:table-cell table:formula="of:=[.D3]*[.D4]/1024/1024" office:value-type="float" office:value="114.44091796875" calcext:value-type="float">
            <text:p>114.4409179688</text:p>
          </table:table-cell>
          <table:table-cell table:formula="of:=[.E3]*[.E4]/1024/1024" office:value-type="float" office:value="228.8818359375" calcext:value-type="float">
            <text:p>228.8818359375</text:p>
          </table:table-cell>
          <table:table-cell table:formula="of:=[.F3]*[.F4]/1024/1024" office:value-type="float" office:value="457.763671875" calcext:value-type="float">
            <text:p>457.763671875</text:p>
          </table:table-cell>
          <table:table-cell table:formula="of:=[.G3]*[.G4]/1024/1024" office:value-type="float" office:value="915.52734375" calcext:value-type="float">
            <text:p>915.52734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6-07-14T09:14:43.595491260</meta:creation-date>
    <dc:date>2016-07-14T14:02:11.323128925</dc:date>
    <dc:creator>david </dc:creator>
    <meta:editing-duration>PT17M7S</meta:editing-duration>
    <meta:editing-cycles>1</meta:editing-cycles>
    <meta:document-statistic meta:table-count="1" meta:cell-count="34" meta:object-count="0"/>
    <meta:generator>LibreOffice/5.0.3.2$Linux_X86_64 LibreOffice_project/00m0$Build-2</meta:generator>
  </office:meta>
</office:document-meta>
</file>